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33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6666ff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6666ff"/>
    </style:style>
    <style:style style:name="ce8" style:family="table-cell" style:parent-style-name="Default">
      <style:table-cell-properties fo:background-color="#00ccff"/>
    </style:style>
    <style:style style:name="ce9" style:family="table-cell" style:parent-style-name="Default">
      <style:table-cell-properties fo:background-color="#999999"/>
    </style:style>
    <style:style style:name="ce10" style:family="table-cell" style:parent-style-name="Default" style:data-style-name="N126"/>
    <style:style style:name="ce11" style:family="table-cell" style:parent-style-name="Default" style:data-style-name="N126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8693in" svg:height="2.6386in" svg:x="9.0028in" svg:y="0.0768in">
            <draw:object draw:notify-on-update-of-ranges="Sheet1.B2:Sheet1.I2 Sheet1.A3:Sheet1.A3 Sheet1.B3:Sheet1.I3 Sheet1.A4:Sheet1.A4 Sheet1.B4:Sheet1.I4 Sheet1.A5:Sheet1.A5 Sheet1.B5:Sheet1.I5 Sheet1.A6:Sheet1.A6 Sheet1.B6:Sheet1.I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677in" svg:height="2.435in" svg:x="8.9917in" svg:y="2.9193in">
            <draw:object draw:notify-on-update-of-ranges="Sheet1.B12:Sheet1.I12 Sheet1.A23:Sheet1.A23 Sheet1.B23:Sheet1.I23 Sheet1.A24:Sheet1.A24 Sheet1.B24:Sheet1.I24 Sheet1.A25:Sheet1.A25 Sheet1.B25:Sheet1.I25 Sheet1.A26:Sheet1.A26 Sheet1.B26:Sheet1.I26 Sheet1.A27:Sheet1.A27 Sheet1.B27:Sheet1.I27 Sheet1.A28:Sheet1.A28 Sheet1.B28:Sheet1.I28 Sheet1.A29:Sheet1.A29 Sheet1.B29:Sheet1.I29 Sheet1.A30:Sheet1.A30 Sheet1.B30:Sheet1.I3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Default Setting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PC</text:p>
          </table:table-cell>
          <table:table-cell table:style-name="ce8" office:value-type="string" calcext:value-type="string">
            <text:p>gcc</text:p>
          </table:table-cell>
          <table:table-cell table:style-name="ce8" office:value-type="string" calcext:value-type="string">
            <text:p>GemsFDTD</text:p>
          </table:table-cell>
          <table:table-cell table:style-name="ce8" office:value-type="string" calcext:value-type="string">
            <text:p>lbm</text:p>
          </table:table-cell>
          <table:table-cell table:style-name="ce8" office:value-type="string" calcext:value-type="string">
            <text:p>leslie3D</text:p>
          </table:table-cell>
          <table:table-cell table:style-name="ce8" office:value-type="string" calcext:value-type="string">
            <text:p>libquantum</text:p>
          </table:table-cell>
          <table:table-cell table:style-name="ce8" office:value-type="string" calcext:value-type="string">
            <text:p>mcf</text:p>
          </table:table-cell>
          <table:table-cell table:style-name="ce8" office:value-type="string" calcext:value-type="string">
            <text:p>milc</text:p>
          </table:table-cell>
          <table:table-cell table:style-name="ce8" office:value-type="string" calcext:value-type="string">
            <text:p>omentpp</text:p>
          </table:table-cell>
        </table:table-row>
        <table:table-row table:style-name="ro1">
          <table:table-cell office:value-type="string" calcext:value-type="string">
            <text:p>Next Line</text:p>
          </table:table-cell>
          <table:table-cell office:value-type="float" office:value="0.246071" calcext:value-type="float">
            <text:p>0.246071</text:p>
          </table:table-cell>
          <table:table-cell office:value-type="float" office:value="3.236973" calcext:value-type="float">
            <text:p>3.236973</text:p>
          </table:table-cell>
          <table:table-cell office:value-type="float" office:value="1.225521" calcext:value-type="float">
            <text:p>1.225521</text:p>
          </table:table-cell>
          <table:table-cell office:value-type="float" office:value="0.898307" calcext:value-type="float">
            <text:p>0.898307</text:p>
          </table:table-cell>
          <table:table-cell office:value-type="float" office:value="3.282062" calcext:value-type="float">
            <text:p>3.282062</text:p>
          </table:table-cell>
          <table:table-cell office:value-type="float" office:value="0.335239" calcext:value-type="float">
            <text:p>0.335239</text:p>
          </table:table-cell>
          <table:table-cell office:value-type="float" office:value="0.931229" calcext:value-type="float">
            <text:p>0.931229</text:p>
          </table:table-cell>
          <table:table-cell office:value-type="float" office:value="1.701056" calcext:value-type="float">
            <text:p>1.701056</text:p>
          </table:table-cell>
        </table:table-row>
        <table:table-row table:style-name="ro1">
          <table:table-cell office:value-type="string" calcext:value-type="string">
            <text:p>Stream</text:p>
          </table:table-cell>
          <table:table-cell office:value-type="float" office:value="0.239171" calcext:value-type="float">
            <text:p>0.239171</text:p>
          </table:table-cell>
          <table:table-cell office:value-type="float" office:value="3.275834" calcext:value-type="float">
            <text:p>3.275834</text:p>
          </table:table-cell>
          <table:table-cell office:value-type="float" office:value="1.047169" calcext:value-type="float">
            <text:p>1.047169</text:p>
          </table:table-cell>
          <table:table-cell office:value-type="float" office:value="0.65081" calcext:value-type="float">
            <text:p>0.65081</text:p>
          </table:table-cell>
          <table:table-cell office:value-type="float" office:value="3.122388" calcext:value-type="float">
            <text:p>3.122388</text:p>
          </table:table-cell>
          <table:table-cell office:value-type="float" office:value="0.327775" calcext:value-type="float">
            <text:p>0.327775</text:p>
          </table:table-cell>
          <table:table-cell office:value-type="float" office:value="0.909725" calcext:value-type="float">
            <text:p>0.909725</text:p>
          </table:table-cell>
          <table:table-cell office:value-type="float" office:value="2.149972" calcext:value-type="float">
            <text:p>2.149972</text:p>
          </table:table-cell>
        </table:table-row>
        <table:table-row table:style-name="ro1">
          <table:table-cell office:value-type="string" calcext:value-type="string">
            <text:p>IP Stride</text:p>
          </table:table-cell>
          <table:table-cell office:value-type="float" office:value="0.252499" calcext:value-type="float">
            <text:p>0.252499</text:p>
          </table:table-cell>
          <table:table-cell office:value-type="float" office:value="3.291337" calcext:value-type="float">
            <text:p>3.291337</text:p>
          </table:table-cell>
          <table:table-cell office:value-type="float" office:value="1.48546" calcext:value-type="float">
            <text:p>1.48546</text:p>
          </table:table-cell>
          <table:table-cell office:value-type="float" office:value="0.901588" calcext:value-type="float">
            <text:p>0.901588</text:p>
          </table:table-cell>
          <table:table-cell office:value-type="float" office:value="3.24298" calcext:value-type="float">
            <text:p>3.24298</text:p>
          </table:table-cell>
          <table:table-cell office:value-type="float" office:value="0.341354" calcext:value-type="float">
            <text:p>0.341354</text:p>
          </table:table-cell>
          <table:table-cell office:value-type="float" office:value="1.004869" calcext:value-type="float">
            <text:p>1.004869</text:p>
          </table:table-cell>
          <table:table-cell office:value-type="float" office:value="2.19226" calcext:value-type="float">
            <text:p>2.19226</text:p>
          </table:table-cell>
        </table:table-row>
        <table:table-row table:style-name="ro1">
          <table:table-cell office:value-type="string" calcext:value-type="string">
            <text:p>AMPM</text:p>
          </table:table-cell>
          <table:table-cell office:value-type="float" office:value="0.310416" calcext:value-type="float">
            <text:p>0.310416</text:p>
          </table:table-cell>
          <table:table-cell office:value-type="float" office:value="3.300108" calcext:value-type="float">
            <text:p>3.300108</text:p>
          </table:table-cell>
          <table:table-cell office:value-type="float" office:value="1.545331" calcext:value-type="float">
            <text:p>1.545331</text:p>
          </table:table-cell>
          <table:table-cell office:value-type="float" office:value="0.856729" calcext:value-type="float">
            <text:p>0.856729</text:p>
          </table:table-cell>
          <table:table-cell office:value-type="float" office:value="3.270776" calcext:value-type="float">
            <text:p>3.270776</text:p>
          </table:table-cell>
          <table:table-cell office:value-type="float" office:value="0.367119" calcext:value-type="float">
            <text:p>0.367119</text:p>
          </table:table-cell>
          <table:table-cell office:value-type="float" office:value="1.47817" calcext:value-type="float">
            <text:p>1.47817</text:p>
          </table:table-cell>
          <table:table-cell office:value-type="float" office:value="2.276288" calcext:value-type="float">
            <text:p>2.276288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2" office:value-type="string" calcext:value-type="string">
            <text:p>IP Stride</text:p>
          </table:table-cell>
          <table:table-cell table:style-name="ce9" table:number-columns-repeated="8"/>
        </table:table-row>
        <table:table-row table:style-name="ro1">
          <table:table-cell table:style-name="ce3" office:value-type="string" calcext:value-type="string">
            <text:p>Degree</text:p>
          </table:table-cell>
          <table:table-cell table:style-name="ce8" office:value-type="string" calcext:value-type="string">
            <text:p>gcc</text:p>
          </table:table-cell>
          <table:table-cell table:style-name="ce8" office:value-type="string" calcext:value-type="string">
            <text:p>GemsFDTD</text:p>
          </table:table-cell>
          <table:table-cell table:style-name="ce8" office:value-type="string" calcext:value-type="string">
            <text:p>lbm</text:p>
          </table:table-cell>
          <table:table-cell table:style-name="ce8" office:value-type="string" calcext:value-type="string">
            <text:p>leslie3D</text:p>
          </table:table-cell>
          <table:table-cell table:style-name="ce8" office:value-type="string" calcext:value-type="string">
            <text:p>libquantum</text:p>
          </table:table-cell>
          <table:table-cell table:style-name="ce8" office:value-type="string" calcext:value-type="string">
            <text:p>mcf</text:p>
          </table:table-cell>
          <table:table-cell table:style-name="ce8" office:value-type="string" calcext:value-type="string">
            <text:p>milc</text:p>
          </table:table-cell>
          <table:table-cell table:style-name="ce8" office:value-type="string" calcext:value-type="string">
            <text:p>oment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6985" calcext:value-type="float">
            <text:p>0.246985</text:p>
          </table:table-cell>
          <table:table-cell office:value-type="float" office:value="3.291393" calcext:value-type="float">
            <text:p>3.291393</text:p>
          </table:table-cell>
          <table:table-cell office:value-type="float" office:value="1.225926" calcext:value-type="float">
            <text:p>1.225926</text:p>
          </table:table-cell>
          <table:table-cell office:value-type="float" office:value="0.974756" calcext:value-type="float">
            <text:p>0.974756</text:p>
          </table:table-cell>
          <table:table-cell office:value-type="float" office:value="3.268252" calcext:value-type="float">
            <text:p>3.268252</text:p>
          </table:table-cell>
          <table:table-cell office:value-type="float" office:value="0.333738" calcext:value-type="float">
            <text:p>0.333738</text:p>
          </table:table-cell>
          <table:table-cell office:value-type="float" office:value="0.828981" calcext:value-type="float">
            <text:p>0.828981</text:p>
          </table:table-cell>
          <table:table-cell office:value-type="float" office:value="2.195435" calcext:value-type="float">
            <text:p>2.1954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834" calcext:value-type="float">
            <text:p>0.249834</text:p>
          </table:table-cell>
          <table:table-cell office:value-type="float" office:value="3.293572" calcext:value-type="float">
            <text:p>3.293572</text:p>
          </table:table-cell>
          <table:table-cell office:value-type="float" office:value="1.324915" calcext:value-type="float">
            <text:p>1.324915</text:p>
          </table:table-cell>
          <table:table-cell office:value-type="float" office:value="0.883683" calcext:value-type="float">
            <text:p>0.883683</text:p>
          </table:table-cell>
          <table:table-cell office:value-type="float" office:value="3.267711" calcext:value-type="float">
            <text:p>3.267711</text:p>
          </table:table-cell>
          <table:table-cell office:value-type="float" office:value="0.336437" calcext:value-type="float">
            <text:p>0.336437</text:p>
          </table:table-cell>
          <table:table-cell office:value-type="float" office:value="0.937081" calcext:value-type="float">
            <text:p>0.937081</text:p>
          </table:table-cell>
          <table:table-cell office:value-type="float" office:value="2.182188" calcext:value-type="float">
            <text:p>2.182188</text:p>
          </table:table-cell>
        </table:table-row>
        <table:table-row table:style-name="ro1">
          <table:table-cell table:style-name="ce4" office:value-type="string" calcext:value-type="string">
            <text:p>Default-3</text:p>
          </table:table-cell>
          <table:table-cell office:value-type="float" office:value="0.252499" calcext:value-type="float">
            <text:p>0.252499</text:p>
          </table:table-cell>
          <table:table-cell office:value-type="float" office:value="3.291337" calcext:value-type="float">
            <text:p>3.291337</text:p>
          </table:table-cell>
          <table:table-cell office:value-type="float" office:value="1.48546" calcext:value-type="float">
            <text:p>1.48546</text:p>
          </table:table-cell>
          <table:table-cell office:value-type="float" office:value="0.901588" calcext:value-type="float">
            <text:p>0.901588</text:p>
          </table:table-cell>
          <table:table-cell office:value-type="float" office:value="3.24298" calcext:value-type="float">
            <text:p>3.24298</text:p>
          </table:table-cell>
          <table:table-cell office:value-type="float" office:value="0.341354" calcext:value-type="float">
            <text:p>0.341354</text:p>
          </table:table-cell>
          <table:table-cell office:value-type="float" office:value="1.004869" calcext:value-type="float">
            <text:p>1.004869</text:p>
          </table:table-cell>
          <table:table-cell office:value-type="float" office:value="2.19226" calcext:value-type="float">
            <text:p>2.192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6882" calcext:value-type="float">
            <text:p>0.256882</text:p>
          </table:table-cell>
          <table:table-cell office:value-type="float" office:value="3.296416" calcext:value-type="float">
            <text:p>3.296416</text:p>
          </table:table-cell>
          <table:table-cell office:value-type="float" office:value="1.542083" calcext:value-type="float">
            <text:p>1.542083</text:p>
          </table:table-cell>
          <table:table-cell office:value-type="float" office:value="1.014676" calcext:value-type="float">
            <text:p>1.014676</text:p>
          </table:table-cell>
          <table:table-cell office:value-type="float" office:value="3.270666" calcext:value-type="float">
            <text:p>3.270666</text:p>
          </table:table-cell>
          <table:table-cell office:value-type="float" office:value="0.345668" calcext:value-type="float">
            <text:p>0.345668</text:p>
          </table:table-cell>
          <table:table-cell office:value-type="float" office:value="1.048419" calcext:value-type="float">
            <text:p>1.048419</text:p>
          </table:table-cell>
          <table:table-cell office:value-type="float" office:value="2.200402" calcext:value-type="float">
            <text:p>2.2004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903" calcext:value-type="float">
            <text:p>0.25903</text:p>
          </table:table-cell>
          <table:table-cell office:value-type="float" office:value="3.292623" calcext:value-type="float">
            <text:p>3.292623</text:p>
          </table:table-cell>
          <table:table-cell office:value-type="float" office:value="1.626723" calcext:value-type="float">
            <text:p>1.626723</text:p>
          </table:table-cell>
          <table:table-cell office:value-type="float" office:value="1.073553" calcext:value-type="float">
            <text:p>1.073553</text:p>
          </table:table-cell>
          <table:table-cell office:value-type="float" office:value="3.292643" calcext:value-type="float">
            <text:p>3.292643</text:p>
          </table:table-cell>
          <table:table-cell office:value-type="float" office:value="0.347228" calcext:value-type="float">
            <text:p>0.347228</text:p>
          </table:table-cell>
          <table:table-cell office:value-type="float" office:value="1.118624" calcext:value-type="float">
            <text:p>1.118624</text:p>
          </table:table-cell>
          <table:table-cell office:value-type="float" office:value="2.22102" calcext:value-type="float">
            <text:p>2.221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9654" calcext:value-type="float">
            <text:p>0.259654</text:p>
          </table:table-cell>
          <table:table-cell office:value-type="float" office:value="3.29597" calcext:value-type="float">
            <text:p>3.29597</text:p>
          </table:table-cell>
          <table:table-cell office:value-type="float" office:value="1.80536" calcext:value-type="float">
            <text:p>1.80536</text:p>
          </table:table-cell>
          <table:table-cell office:value-type="float" office:value="1.118737" calcext:value-type="float">
            <text:p>1.118737</text:p>
          </table:table-cell>
          <table:table-cell office:value-type="float" office:value="3.306122" calcext:value-type="float">
            <text:p>3.306122</text:p>
          </table:table-cell>
          <table:table-cell office:value-type="float" office:value="0.348059" calcext:value-type="float">
            <text:p>0.348059</text:p>
          </table:table-cell>
          <table:table-cell office:value-type="float" office:value="1.177985" calcext:value-type="float">
            <text:p>1.177985</text:p>
          </table:table-cell>
          <table:table-cell office:value-type="float" office:value="2.221163" calcext:value-type="float">
            <text:p>2.2211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61219" calcext:value-type="float">
            <text:p>0.261219</text:p>
          </table:table-cell>
          <table:table-cell office:value-type="float" office:value="3.296118" calcext:value-type="float">
            <text:p>3.296118</text:p>
          </table:table-cell>
          <table:table-cell office:value-type="float" office:value="1.888787" calcext:value-type="float">
            <text:p>1.888787</text:p>
          </table:table-cell>
          <table:table-cell office:value-type="float" office:value="1.180944" calcext:value-type="float">
            <text:p>1.180944</text:p>
          </table:table-cell>
          <table:table-cell office:value-type="float" office:value="3.310426" calcext:value-type="float">
            <text:p>3.310426</text:p>
          </table:table-cell>
          <table:table-cell office:value-type="float" office:value="0.349578" calcext:value-type="float">
            <text:p>0.349578</text:p>
          </table:table-cell>
          <table:table-cell office:value-type="float" office:value="1.215631" calcext:value-type="float">
            <text:p>1.215631</text:p>
          </table:table-cell>
          <table:table-cell office:value-type="float" office:value="2.220841" calcext:value-type="float">
            <text:p>2.2208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2522" calcext:value-type="float">
            <text:p>0.262522</text:p>
          </table:table-cell>
          <table:table-cell office:value-type="float" office:value="3.295585" calcext:value-type="float">
            <text:p>3.295585</text:p>
          </table:table-cell>
          <table:table-cell office:value-type="float" office:value="1.943495" calcext:value-type="float">
            <text:p>1.943495</text:p>
          </table:table-cell>
          <table:table-cell office:value-type="float" office:value="1.203855" calcext:value-type="float">
            <text:p>1.203855</text:p>
          </table:table-cell>
          <table:table-cell office:value-type="float" office:value="3.313384" calcext:value-type="float">
            <text:p>3.313384</text:p>
          </table:table-cell>
          <table:table-cell office:value-type="float" office:value="0.35234" calcext:value-type="float">
            <text:p>0.35234</text:p>
          </table:table-cell>
          <table:table-cell office:value-type="float" office:value="1.283835" calcext:value-type="float">
            <text:p>1.283835</text:p>
          </table:table-cell>
          <table:table-cell office:value-type="float" office:value="2.2241" calcext:value-type="float">
            <text:p>2.2241</text:p>
          </table:table-cell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6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]/[.B13]-1" office:value-type="float" office:value="0" calcext:value-type="float">
            <text:p>0</text:p>
          </table:table-cell>
          <table:table-cell table:formula="of:=[.C13]/[.C13]-1" office:value-type="float" office:value="0" calcext:value-type="float">
            <text:p>0</text:p>
          </table:table-cell>
          <table:table-cell table:formula="of:=[.D13]/[.D13]-1" office:value-type="float" office:value="0" calcext:value-type="float">
            <text:p>0</text:p>
          </table:table-cell>
          <table:table-cell table:formula="of:=[.E13]/[.E13]-1" office:value-type="float" office:value="0" calcext:value-type="float">
            <text:p>0</text:p>
          </table:table-cell>
          <table:table-cell table:formula="of:=[.F13]/[.F13]-1" office:value-type="float" office:value="0" calcext:value-type="float">
            <text:p>0</text:p>
          </table:table-cell>
          <table:table-cell table:formula="of:=[.G13]/[.G13]-1" office:value-type="float" office:value="0" calcext:value-type="float">
            <text:p>0</text:p>
          </table:table-cell>
          <table:table-cell table:formula="of:=[.H13]/[.H13]-1" office:value-type="float" office:value="0" calcext:value-type="float">
            <text:p>0</text:p>
          </table:table-cell>
          <table:table-cell table:formula="of:=[.I13]/[.I13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table:formula="of:=[.B14]/[.B13]-1" office:value-type="float" office:value="0.0115351134684294" calcext:value-type="float">
            <text:p>0.011535</text:p>
          </table:table-cell>
          <table:table-cell table:style-name="ce10" table:formula="of:=[.C14]/[.C13]-1" office:value-type="float" office:value="0.000662029724192825" calcext:value-type="float">
            <text:p>0.000662</text:p>
          </table:table-cell>
          <table:table-cell table:style-name="ce10" table:formula="of:=[.D14]/[.D13]-1" office:value-type="float" office:value="0.0807463093204648" calcext:value-type="float">
            <text:p>0.080746</text:p>
          </table:table-cell>
          <table:table-cell table:style-name="ce10" table:formula="of:=[.E14]/[.E13]-1" office:value-type="float" office:value="-0.0934315869817677" calcext:value-type="float">
            <text:p>-0.093432</text:p>
          </table:table-cell>
          <table:table-cell table:style-name="ce10" table:formula="of:=[.F14]/[.F13]-1" office:value-type="float" office:value="-0.000165531911248018" calcext:value-type="float">
            <text:p>-0.000166</text:p>
          </table:table-cell>
          <table:table-cell table:style-name="ce10" table:formula="of:=[.G14]/[.G13]-1" office:value-type="float" office:value="0.0080871821608568" calcext:value-type="float">
            <text:p>0.008087</text:p>
          </table:table-cell>
          <table:table-cell table:style-name="ce10" table:formula="of:=[.H14]/[.H13]-1" office:value-type="float" office:value="0.130401058649113" calcext:value-type="float">
            <text:p>0.130401</text:p>
          </table:table-cell>
          <table:table-cell table:style-name="ce10" table:formula="of:=[.I14]/[.I13]-1" office:value-type="float" office:value="-0.0060338839455506" calcext:value-type="float">
            <text:p>-0.006034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table:formula="of:=[.B15]/[.B13]-1" office:value-type="float" office:value="0.0223252424236289" calcext:value-type="float">
            <text:p>0.022325</text:p>
          </table:table-cell>
          <table:table-cell table:style-name="ce10" table:formula="of:=[.C15]/[.C13]-1" office:value-type="float" office:value="-0.0000170140727649981" calcext:value-type="float">
            <text:p>-0.000017</text:p>
          </table:table-cell>
          <table:table-cell table:style-name="ce10" table:formula="of:=[.D15]/[.D13]-1" office:value-type="float" office:value="0.211704458507283" calcext:value-type="float">
            <text:p>0.211704</text:p>
          </table:table-cell>
          <table:table-cell table:style-name="ce10" table:formula="of:=[.E15]/[.E13]-1" office:value-type="float" office:value="-0.07506288753288" calcext:value-type="float">
            <text:p>-0.075063</text:p>
          </table:table-cell>
          <table:table-cell table:style-name="ce10" table:formula="of:=[.F15]/[.F13]-1" office:value-type="float" office:value="-0.00773257386517312" calcext:value-type="float">
            <text:p>-0.007733</text:p>
          </table:table-cell>
          <table:table-cell table:style-name="ce10" table:formula="of:=[.G15]/[.G13]-1" office:value-type="float" office:value="0.0228202961604613" calcext:value-type="float">
            <text:p>0.022820</text:p>
          </table:table-cell>
          <table:table-cell table:style-name="ce10" table:formula="of:=[.H15]/[.H13]-1" office:value-type="float" office:value="0.212173741014571" calcext:value-type="float">
            <text:p>0.212174</text:p>
          </table:table-cell>
          <table:table-cell table:style-name="ce10" table:formula="of:=[.I15]/[.I13]-1" office:value-type="float" office:value="-0.00144618264717455" calcext:value-type="float">
            <text:p>-0.0014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table:formula="of:=[.B16]/[.B13]-1" office:value-type="float" office:value="0.040071259388222" calcext:value-type="float">
            <text:p>0.040071</text:p>
          </table:table-cell>
          <table:table-cell table:style-name="ce10" table:formula="of:=[.C16]/[.C13]-1" office:value-type="float" office:value="0.00152610156246902" calcext:value-type="float">
            <text:p>0.001526</text:p>
          </table:table-cell>
          <table:table-cell table:style-name="ce10" table:formula="of:=[.D16]/[.D13]-1" office:value-type="float" office:value="0.257892401335806" calcext:value-type="float">
            <text:p>0.257892</text:p>
          </table:table-cell>
          <table:table-cell table:style-name="ce10" table:formula="of:=[.E16]/[.E13]-1" office:value-type="float" office:value="0.0409538387042501" calcext:value-type="float">
            <text:p>0.040954</text:p>
          </table:table-cell>
          <table:table-cell table:style-name="ce10" table:formula="of:=[.F16]/[.F13]-1" office:value-type="float" office:value="0.000738621134477979" calcext:value-type="float">
            <text:p>0.000739</text:p>
          </table:table-cell>
          <table:table-cell table:style-name="ce10" table:formula="of:=[.G16]/[.G13]-1" office:value-type="float" office:value="0.0357466036232015" calcext:value-type="float">
            <text:p>0.035747</text:p>
          </table:table-cell>
          <table:table-cell table:style-name="ce10" table:formula="of:=[.H16]/[.H13]-1" office:value-type="float" office:value="0.264708117556373" calcext:value-type="float">
            <text:p>0.264708</text:p>
          </table:table-cell>
          <table:table-cell table:style-name="ce10" table:formula="of:=[.I16]/[.I13]-1" office:value-type="float" office:value="0.0022624217979581" calcext:value-type="float">
            <text:p>0.0022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table:formula="of:=[.B17]/[.B13]-1" office:value-type="float" office:value="0.0487681438144019" calcext:value-type="float">
            <text:p>0.048768</text:p>
          </table:table-cell>
          <table:table-cell table:style-name="ce10" table:formula="of:=[.C17]/[.C13]-1" office:value-type="float" office:value="0.000373701955372674" calcext:value-type="float">
            <text:p>0.000374</text:p>
          </table:table-cell>
          <table:table-cell table:style-name="ce10" table:formula="of:=[.D17]/[.D13]-1" office:value-type="float" office:value="0.326934089007004" calcext:value-type="float">
            <text:p>0.326934</text:p>
          </table:table-cell>
          <table:table-cell table:style-name="ce10" table:formula="of:=[.E17]/[.E13]-1" office:value-type="float" office:value="0.101355621304203" calcext:value-type="float">
            <text:p>0.101356</text:p>
          </table:table-cell>
          <table:table-cell table:style-name="ce10" table:formula="of:=[.F17]/[.F13]-1" office:value-type="float" office:value="0.00746301080822409" calcext:value-type="float">
            <text:p>0.007463</text:p>
          </table:table-cell>
          <table:table-cell table:style-name="ce10" table:formula="of:=[.G17]/[.G13]-1" office:value-type="float" office:value="0.0404209289922035" calcext:value-type="float">
            <text:p>0.040421</text:p>
          </table:table-cell>
          <table:table-cell table:style-name="ce10" table:formula="of:=[.H17]/[.H13]-1" office:value-type="float" office:value="0.349396427662395" calcext:value-type="float">
            <text:p>0.349396</text:p>
          </table:table-cell>
          <table:table-cell table:style-name="ce10" table:formula="of:=[.I17]/[.I13]-1" office:value-type="float" office:value="0.011653726937942" calcext:value-type="float">
            <text:p>0.0116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table:formula="of:=[.B18]/[.B13]-1" office:value-type="float" office:value="0.0512946130331802" calcext:value-type="float">
            <text:p>0.051295</text:p>
          </table:table-cell>
          <table:table-cell table:style-name="ce10" table:formula="of:=[.C18]/[.C13]-1" office:value-type="float" office:value="0.00139059662580543" calcext:value-type="float">
            <text:p>0.001391</text:p>
          </table:table-cell>
          <table:table-cell table:style-name="ce10" table:formula="of:=[.D18]/[.D13]-1" office:value-type="float" office:value="0.472650062075525" calcext:value-type="float">
            <text:p>0.472650</text:p>
          </table:table-cell>
          <table:table-cell table:style-name="ce10" table:formula="of:=[.E18]/[.E13]-1" office:value-type="float" office:value="0.147709785833583" calcext:value-type="float">
            <text:p>0.147710</text:p>
          </table:table-cell>
          <table:table-cell table:style-name="ce10" table:formula="of:=[.F18]/[.F13]-1" office:value-type="float" office:value="0.0115872337873579" calcext:value-type="float">
            <text:p>0.011587</text:p>
          </table:table-cell>
          <table:table-cell table:style-name="ce10" table:formula="of:=[.G18]/[.G13]-1" office:value-type="float" office:value="0.042910906159922" calcext:value-type="float">
            <text:p>0.042911</text:p>
          </table:table-cell>
          <table:table-cell table:style-name="ce10" table:formula="of:=[.H18]/[.H13]-1" office:value-type="float" office:value="0.421003617694495" calcext:value-type="float">
            <text:p>0.421004</text:p>
          </table:table-cell>
          <table:table-cell table:style-name="ce10" table:formula="of:=[.I18]/[.I13]-1" office:value-type="float" office:value="0.0117188620933892" calcext:value-type="float">
            <text:p>0.0117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table:formula="of:=[.B19]/[.B13]-1" office:value-type="float" office:value="0.0576310302245076" calcext:value-type="float">
            <text:p>0.057631</text:p>
          </table:table-cell>
          <table:table-cell table:style-name="ce10" table:formula="of:=[.C19]/[.C13]-1" office:value-type="float" office:value="0.00143556238954123" calcext:value-type="float">
            <text:p>0.001436</text:p>
          </table:table-cell>
          <table:table-cell table:style-name="ce10" table:formula="of:=[.D19]/[.D13]-1" office:value-type="float" office:value="0.540702293613154" calcext:value-type="float">
            <text:p>0.540702</text:p>
          </table:table-cell>
          <table:table-cell table:style-name="ce10" table:formula="of:=[.E19]/[.E13]-1" office:value-type="float" office:value="0.211527807984768" calcext:value-type="float">
            <text:p>0.211528</text:p>
          </table:table-cell>
          <table:table-cell table:style-name="ce10" table:formula="of:=[.F19]/[.F13]-1" office:value-type="float" office:value="0.0129041457023511" calcext:value-type="float">
            <text:p>0.012904</text:p>
          </table:table-cell>
          <table:table-cell table:style-name="ce10" table:formula="of:=[.G19]/[.G13]-1" office:value-type="float" office:value="0.0474623806698669" calcext:value-type="float">
            <text:p>0.047462</text:p>
          </table:table-cell>
          <table:table-cell table:style-name="ce10" table:formula="of:=[.H19]/[.H13]-1" office:value-type="float" office:value="0.466415997471595" calcext:value-type="float">
            <text:p>0.466416</text:p>
          </table:table-cell>
          <table:table-cell table:style-name="ce10" table:formula="of:=[.I19]/[.I13]-1" office:value-type="float" office:value="0.011572194120983" calcext:value-type="float">
            <text:p>0.0115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table:formula="of:=[.B20]/[.B13]-1" office:value-type="float" office:value="0.0629066542502581" calcext:value-type="float">
            <text:p>0.062907</text:p>
          </table:table-cell>
          <table:table-cell table:style-name="ce10" table:formula="of:=[.C20]/[.C13]-1" office:value-type="float" office:value="0.0012736248755465" calcext:value-type="float">
            <text:p>0.001274</text:p>
          </table:table-cell>
          <table:table-cell table:style-name="ce10" table:formula="of:=[.D20]/[.D13]-1" office:value-type="float" office:value="0.585328151943918" calcext:value-type="float">
            <text:p>0.585328</text:p>
          </table:table-cell>
          <table:table-cell table:style-name="ce10" table:formula="of:=[.E20]/[.E13]-1" office:value-type="float" office:value="0.235032151635896" calcext:value-type="float">
            <text:p>0.235032</text:p>
          </table:table-cell>
          <table:table-cell table:style-name="ce10" table:formula="of:=[.F20]/[.F13]-1" office:value-type="float" office:value="0.0138092166699508" calcext:value-type="float">
            <text:p>0.013809</text:p>
          </table:table-cell>
          <table:table-cell table:style-name="ce10" table:formula="of:=[.G20]/[.G13]-1" office:value-type="float" office:value="0.0557383336629334" calcext:value-type="float">
            <text:p>0.055738</text:p>
          </table:table-cell>
          <table:table-cell table:style-name="ce10" table:formula="of:=[.H20]/[.H13]-1" office:value-type="float" office:value="0.548690500747303" calcext:value-type="float">
            <text:p>0.548691</text:p>
          </table:table-cell>
          <table:table-cell table:style-name="ce10" table:formula="of:=[.I20]/[.I13]-1" office:value-type="float" office:value="0.0130566379783506" calcext:value-type="float">
            <text:p>0.01305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 office:value-type="string" calcext:value-type="string">
            <text:p>Stream</text:p>
          </table:table-cell>
          <table:table-cell table:style-name="ce9" table:number-columns-repeated="8"/>
        </table:table-row>
        <table:table-row table:style-name="ro1">
          <table:table-cell table:style-name="ce1" office:value-type="string" calcext:value-type="string">
            <text:p>Degree</text:p>
          </table:table-cell>
          <table:table-cell table:style-name="ce8" office:value-type="string" calcext:value-type="string">
            <text:p>gcc</text:p>
          </table:table-cell>
          <table:table-cell table:style-name="ce8" office:value-type="string" calcext:value-type="string">
            <text:p>GemsFDTD</text:p>
          </table:table-cell>
          <table:table-cell table:style-name="ce8" office:value-type="string" calcext:value-type="string">
            <text:p>lbm</text:p>
          </table:table-cell>
          <table:table-cell table:style-name="ce8" office:value-type="string" calcext:value-type="string">
            <text:p>leslie3D</text:p>
          </table:table-cell>
          <table:table-cell table:style-name="ce8" office:value-type="string" calcext:value-type="string">
            <text:p>libquantum</text:p>
          </table:table-cell>
          <table:table-cell table:style-name="ce8" office:value-type="string" calcext:value-type="string">
            <text:p>mcf</text:p>
          </table:table-cell>
          <table:table-cell table:style-name="ce8" office:value-type="string" calcext:value-type="string">
            <text:p>milc</text:p>
          </table:table-cell>
          <table:table-cell table:style-name="ce8" office:value-type="string" calcext:value-type="string">
            <text:p>oment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5906" calcext:value-type="float">
            <text:p>0.235906</text:p>
          </table:table-cell>
          <table:table-cell office:value-type="float" office:value="3.281046" calcext:value-type="float">
            <text:p>3.281046</text:p>
          </table:table-cell>
          <table:table-cell office:value-type="float" office:value="0.914859" calcext:value-type="float">
            <text:p>0.914859</text:p>
          </table:table-cell>
          <table:table-cell office:value-type="float" office:value="0.632276" calcext:value-type="float">
            <text:p>0.632276</text:p>
          </table:table-cell>
          <table:table-cell office:value-type="float" office:value="3.092434" calcext:value-type="float">
            <text:p>3.092434</text:p>
          </table:table-cell>
          <table:table-cell office:value-type="float" office:value="0.319734" calcext:value-type="float">
            <text:p>0.319734</text:p>
          </table:table-cell>
          <table:table-cell office:value-type="float" office:value="0.797912" calcext:value-type="float">
            <text:p>0.797912</text:p>
          </table:table-cell>
          <table:table-cell office:value-type="float" office:value="2.125054" calcext:value-type="float">
            <text:p>2.125054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float" office:value="0.239171" calcext:value-type="float">
            <text:p>0.239171</text:p>
          </table:table-cell>
          <table:table-cell office:value-type="float" office:value="3.275834" calcext:value-type="float">
            <text:p>3.275834</text:p>
          </table:table-cell>
          <table:table-cell office:value-type="float" office:value="1.047169" calcext:value-type="float">
            <text:p>1.047169</text:p>
          </table:table-cell>
          <table:table-cell office:value-type="float" office:value="0.65081" calcext:value-type="float">
            <text:p>0.65081</text:p>
          </table:table-cell>
          <table:table-cell office:value-type="float" office:value="3.122388" calcext:value-type="float">
            <text:p>3.122388</text:p>
          </table:table-cell>
          <table:table-cell office:value-type="float" office:value="0.327775" calcext:value-type="float">
            <text:p>0.327775</text:p>
          </table:table-cell>
          <table:table-cell office:value-type="float" office:value="0.909725" calcext:value-type="float">
            <text:p>0.909725</text:p>
          </table:table-cell>
          <table:table-cell office:value-type="float" office:value="2.149972" calcext:value-type="float">
            <text:p>2.1499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40895" calcext:value-type="float">
            <text:p>0.240895</text:p>
          </table:table-cell>
          <table:table-cell office:value-type="float" office:value="3.264364" calcext:value-type="float">
            <text:p>3.264364</text:p>
          </table:table-cell>
          <table:table-cell office:value-type="float" office:value="1.136381" calcext:value-type="float">
            <text:p>1.136381</text:p>
          </table:table-cell>
          <table:table-cell office:value-type="float" office:value="0.696583" calcext:value-type="float">
            <text:p>0.696583</text:p>
          </table:table-cell>
          <table:table-cell office:value-type="float" office:value="3.138003" calcext:value-type="float">
            <text:p>3.138003</text:p>
          </table:table-cell>
          <table:table-cell office:value-type="float" office:value="0.32952" calcext:value-type="float">
            <text:p>0.32952</text:p>
          </table:table-cell>
          <table:table-cell office:value-type="float" office:value="0.945014" calcext:value-type="float">
            <text:p>0.945014</text:p>
          </table:table-cell>
          <table:table-cell office:value-type="float" office:value="2.185093" calcext:value-type="float">
            <text:p>2.1850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3071" calcext:value-type="float">
            <text:p>0.243071</text:p>
          </table:table-cell>
          <table:table-cell office:value-type="float" office:value="3.269004" calcext:value-type="float">
            <text:p>3.269004</text:p>
          </table:table-cell>
          <table:table-cell office:value-type="float" office:value="1.252394" calcext:value-type="float">
            <text:p>1.252394</text:p>
          </table:table-cell>
          <table:table-cell office:value-type="float" office:value="0.728566" calcext:value-type="float">
            <text:p>0.728566</text:p>
          </table:table-cell>
          <table:table-cell office:value-type="float" office:value="3.175216" calcext:value-type="float">
            <text:p>3.175216</text:p>
          </table:table-cell>
          <table:table-cell office:value-type="float" office:value="0.33885" calcext:value-type="float">
            <text:p>0.33885</text:p>
          </table:table-cell>
          <table:table-cell office:value-type="float" office:value="1.054831" calcext:value-type="float">
            <text:p>1.054831</text:p>
          </table:table-cell>
          <table:table-cell office:value-type="float" office:value="2.195215" calcext:value-type="float">
            <text:p>2.1952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2744" calcext:value-type="float">
            <text:p>0.242744</text:p>
          </table:table-cell>
          <table:table-cell office:value-type="float" office:value="3.26413" calcext:value-type="float">
            <text:p>3.26413</text:p>
          </table:table-cell>
          <table:table-cell office:value-type="float" office:value="1.104509" calcext:value-type="float">
            <text:p>1.104509</text:p>
          </table:table-cell>
          <table:table-cell office:value-type="float" office:value="0.77434" calcext:value-type="float">
            <text:p>0.77434</text:p>
          </table:table-cell>
          <table:table-cell office:value-type="float" office:value="3.186844" calcext:value-type="float">
            <text:p>3.186844</text:p>
          </table:table-cell>
          <table:table-cell office:value-type="float" office:value="0.338633" calcext:value-type="float">
            <text:p>0.338633</text:p>
          </table:table-cell>
          <table:table-cell office:value-type="float" office:value="1.173527" calcext:value-type="float">
            <text:p>1.173527</text:p>
          </table:table-cell>
          <table:table-cell office:value-type="float" office:value="2.195107" calcext:value-type="float">
            <text:p>2.1951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481" calcext:value-type="float">
            <text:p>0.24481</text:p>
          </table:table-cell>
          <table:table-cell office:value-type="float" office:value="3.258787" calcext:value-type="float">
            <text:p>3.258787</text:p>
          </table:table-cell>
          <table:table-cell office:value-type="float" office:value="1.297678" calcext:value-type="float">
            <text:p>1.297678</text:p>
          </table:table-cell>
          <table:table-cell office:value-type="float" office:value="0.844827" calcext:value-type="float">
            <text:p>0.844827</text:p>
          </table:table-cell>
          <table:table-cell office:value-type="float" office:value="3.203185" calcext:value-type="float">
            <text:p>3.203185</text:p>
          </table:table-cell>
          <table:table-cell office:value-type="float" office:value="0.346014" calcext:value-type="float">
            <text:p>0.346014</text:p>
          </table:table-cell>
          <table:table-cell office:value-type="float" office:value="1.26271" calcext:value-type="float">
            <text:p>1.26271</text:p>
          </table:table-cell>
          <table:table-cell office:value-type="float" office:value="2.201216" calcext:value-type="float">
            <text:p>2.2012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542" calcext:value-type="float">
            <text:p>0.24542</text:p>
          </table:table-cell>
          <table:table-cell office:value-type="float" office:value="3.254592" calcext:value-type="float">
            <text:p>3.254592</text:p>
          </table:table-cell>
          <table:table-cell office:value-type="float" office:value="1.409098" calcext:value-type="float">
            <text:p>1.409098</text:p>
          </table:table-cell>
          <table:table-cell office:value-type="float" office:value="0.875825" calcext:value-type="float">
            <text:p>0.875825</text:p>
          </table:table-cell>
          <table:table-cell office:value-type="float" office:value="3.230313" calcext:value-type="float">
            <text:p>3.230313</text:p>
          </table:table-cell>
          <table:table-cell office:value-type="float" office:value="0.349714" calcext:value-type="float">
            <text:p>0.349714</text:p>
          </table:table-cell>
          <table:table-cell office:value-type="float" office:value="1.412825" calcext:value-type="float">
            <text:p>1.412825</text:p>
          </table:table-cell>
          <table:table-cell office:value-type="float" office:value="2.227011" calcext:value-type="float">
            <text:p>2.2270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9079" calcext:value-type="float">
            <text:p>0.249079</text:p>
          </table:table-cell>
          <table:table-cell office:value-type="float" office:value="3.254937" calcext:value-type="float">
            <text:p>3.254937</text:p>
          </table:table-cell>
          <table:table-cell office:value-type="float" office:value="1.536478" calcext:value-type="float">
            <text:p>1.536478</text:p>
          </table:table-cell>
          <table:table-cell office:value-type="float" office:value="0.91305" calcext:value-type="float">
            <text:p>0.91305</text:p>
          </table:table-cell>
          <table:table-cell office:value-type="float" office:value="3.237713" calcext:value-type="float">
            <text:p>3.237713</text:p>
          </table:table-cell>
          <table:table-cell office:value-type="float" office:value="0.356848" calcext:value-type="float">
            <text:p>0.356848</text:p>
          </table:table-cell>
          <table:table-cell office:value-type="float" office:value="1.443519" calcext:value-type="float">
            <text:p>1.443519</text:p>
          </table:table-cell>
          <table:table-cell office:value-type="float" office:value="2.212191" calcext:value-type="float">
            <text:p>2.212191</text:p>
          </table:table-cell>
        </table:table-row>
        <table:table-row table:style-name="ro1">
          <table:table-cell table:style-name="ce6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5]/[.B35]-1" office:value-type="float" office:value="0" calcext:value-type="float">
            <text:p>0</text:p>
          </table:table-cell>
          <table:table-cell table:formula="of:=[.C35]/[.C35]-1" office:value-type="float" office:value="0" calcext:value-type="float">
            <text:p>0</text:p>
          </table:table-cell>
          <table:table-cell table:formula="of:=[.D35]/[.D35]-1" office:value-type="float" office:value="0" calcext:value-type="float">
            <text:p>0</text:p>
          </table:table-cell>
          <table:table-cell table:formula="of:=[.E35]/[.E35]-1" office:value-type="float" office:value="0" calcext:value-type="float">
            <text:p>0</text:p>
          </table:table-cell>
          <table:table-cell table:formula="of:=[.F35]/[.F35]-1" office:value-type="float" office:value="0" calcext:value-type="float">
            <text:p>0</text:p>
          </table:table-cell>
          <table:table-cell table:formula="of:=[.G35]/[.G35]-1" office:value-type="float" office:value="0" calcext:value-type="float">
            <text:p>0</text:p>
          </table:table-cell>
          <table:table-cell table:formula="of:=[.H35]/[.H35]-1" office:value-type="float" office:value="0" calcext:value-type="float">
            <text:p>0</text:p>
          </table:table-cell>
          <table:table-cell table:formula="of:=[.I35]/[.I35]-1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1" table:formula="of:=[.B36]/[.B35]-1" office:value-type="float" office:value="0.01384025840801" calcext:value-type="float">
            <text:p>0.013840</text:p>
          </table:table-cell>
          <table:table-cell table:style-name="ce11" table:formula="of:=[.C36]/[.C35]-1" office:value-type="float" office:value="-0.00158851780804037" calcext:value-type="float">
            <text:p>-0.001589</text:p>
          </table:table-cell>
          <table:table-cell table:style-name="ce11" table:formula="of:=[.D36]/[.D35]-1" office:value-type="float" office:value="0.14462337912181" calcext:value-type="float">
            <text:p>0.144623</text:p>
          </table:table-cell>
          <table:table-cell table:style-name="ce11" table:formula="of:=[.E36]/[.E35]-1" office:value-type="float" office:value="0.0293131480555961" calcext:value-type="float">
            <text:p>0.029313</text:p>
          </table:table-cell>
          <table:table-cell table:style-name="ce11" table:formula="of:=[.F36]/[.F35]-1" office:value-type="float" office:value="0.00968622127424545" calcext:value-type="float">
            <text:p>0.009686</text:p>
          </table:table-cell>
          <table:table-cell table:style-name="ce11" table:formula="of:=[.G36]/[.G35]-1" office:value-type="float" office:value="0.0251490301312967" calcext:value-type="float">
            <text:p>0.025149</text:p>
          </table:table-cell>
          <table:table-cell table:style-name="ce11" table:formula="of:=[.H36]/[.H35]-1" office:value-type="float" office:value="0.14013199450566" calcext:value-type="float">
            <text:p>0.140132</text:p>
          </table:table-cell>
          <table:table-cell table:style-name="ce11" table:formula="of:=[.I36]/[.I35]-1" office:value-type="float" office:value="0.0117258196732883" calcext:value-type="float">
            <text:p>0.0117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table:formula="of:=[.B37]/[.B35]-1" office:value-type="float" office:value="0.0211482539655627" calcext:value-type="float">
            <text:p>0.021148</text:p>
          </table:table-cell>
          <table:table-cell table:style-name="ce11" table:formula="of:=[.C37]/[.C35]-1" office:value-type="float" office:value="-0.00508435419680187" calcext:value-type="float">
            <text:p>-0.005084</text:p>
          </table:table-cell>
          <table:table-cell table:style-name="ce11" table:formula="of:=[.D37]/[.D35]-1" office:value-type="float" office:value="0.242137859495289" calcext:value-type="float">
            <text:p>0.242138</text:p>
          </table:table-cell>
          <table:table-cell table:style-name="ce11" table:formula="of:=[.E37]/[.E35]-1" office:value-type="float" office:value="0.101707165857948" calcext:value-type="float">
            <text:p>0.101707</text:p>
          </table:table-cell>
          <table:table-cell table:style-name="ce11" table:formula="of:=[.F37]/[.F35]-1" office:value-type="float" office:value="0.014735641892438" calcext:value-type="float">
            <text:p>0.014736</text:p>
          </table:table-cell>
          <table:table-cell table:style-name="ce11" table:formula="of:=[.G37]/[.G35]-1" office:value-type="float" office:value="0.0306066918125694" calcext:value-type="float">
            <text:p>0.030607</text:p>
          </table:table-cell>
          <table:table-cell table:style-name="ce11" table:formula="of:=[.H37]/[.H35]-1" office:value-type="float" office:value="0.184358676144738" calcext:value-type="float">
            <text:p>0.184359</text:p>
          </table:table-cell>
          <table:table-cell table:style-name="ce11" table:formula="of:=[.I37]/[.I35]-1" office:value-type="float" office:value="0.028252929102037" calcext:value-type="float">
            <text:p>0.0282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table:formula="of:=[.B38]/[.B35]-1" office:value-type="float" office:value="0.0303722669198749" calcext:value-type="float">
            <text:p>0.030372</text:p>
          </table:table-cell>
          <table:table-cell table:style-name="ce11" table:formula="of:=[.C38]/[.C35]-1" office:value-type="float" office:value="-0.00367017103691936" calcext:value-type="float">
            <text:p>-0.003670</text:p>
          </table:table-cell>
          <table:table-cell table:style-name="ce11" table:formula="of:=[.D38]/[.D35]-1" office:value-type="float" office:value="0.368947564597386" calcext:value-type="float">
            <text:p>0.368948</text:p>
          </table:table-cell>
          <table:table-cell table:style-name="ce11" table:formula="of:=[.E38]/[.E35]-1" office:value-type="float" office:value="0.152291088069134" calcext:value-type="float">
            <text:p>0.152291</text:p>
          </table:table-cell>
          <table:table-cell table:style-name="ce11" table:formula="of:=[.F38]/[.F35]-1" office:value-type="float" office:value="0.0267692050986374" calcext:value-type="float">
            <text:p>0.026769</text:p>
          </table:table-cell>
          <table:table-cell table:style-name="ce11" table:formula="of:=[.G38]/[.G35]-1" office:value-type="float" office:value="0.0597871981084279" calcext:value-type="float">
            <text:p>0.059787</text:p>
          </table:table-cell>
          <table:table-cell table:style-name="ce11" table:formula="of:=[.H38]/[.H35]-1" office:value-type="float" office:value="0.321989141659732" calcext:value-type="float">
            <text:p>0.321989</text:p>
          </table:table-cell>
          <table:table-cell table:style-name="ce11" table:formula="of:=[.I38]/[.I35]-1" office:value-type="float" office:value="0.0330161021790505" calcext:value-type="float">
            <text:p>0.033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table:formula="of:=[.B39]/[.B35]-1" office:value-type="float" office:value="0.0289861215908032" calcext:value-type="float">
            <text:p>0.028986</text:p>
          </table:table-cell>
          <table:table-cell table:style-name="ce11" table:formula="of:=[.C39]/[.C35]-1" office:value-type="float" office:value="-0.00515567291650276" calcext:value-type="float">
            <text:p>-0.005156</text:p>
          </table:table-cell>
          <table:table-cell table:style-name="ce11" table:formula="of:=[.D39]/[.D35]-1" office:value-type="float" office:value="0.207299704107409" calcext:value-type="float">
            <text:p>0.207300</text:p>
          </table:table-cell>
          <table:table-cell table:style-name="ce11" table:formula="of:=[.E39]/[.E35]-1" office:value-type="float" office:value="0.224686687459274" calcext:value-type="float">
            <text:p>0.224687</text:p>
          </table:table-cell>
          <table:table-cell table:style-name="ce11" table:formula="of:=[.F39]/[.F35]-1" office:value-type="float" office:value="0.0305293500200812" calcext:value-type="float">
            <text:p>0.030529</text:p>
          </table:table-cell>
          <table:table-cell table:style-name="ce11" table:formula="of:=[.G39]/[.G35]-1" office:value-type="float" office:value="0.0591085089480632" calcext:value-type="float">
            <text:p>0.059109</text:p>
          </table:table-cell>
          <table:table-cell table:style-name="ce11" table:formula="of:=[.H39]/[.H35]-1" office:value-type="float" office:value="0.470747400715869" calcext:value-type="float">
            <text:p>0.470747</text:p>
          </table:table-cell>
          <table:table-cell table:style-name="ce11" table:formula="of:=[.I39]/[.I35]-1" office:value-type="float" office:value="0.0329652799411215" calcext:value-type="float">
            <text:p>0.0329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table:formula="of:=[.B40]/[.B35]-1" office:value-type="float" office:value="0.03774384712555" calcext:value-type="float">
            <text:p>0.037744</text:p>
          </table:table-cell>
          <table:table-cell table:style-name="ce11" table:formula="of:=[.C40]/[.C35]-1" office:value-type="float" office:value="-0.00678411701634174" calcext:value-type="float">
            <text:p>-0.006784</text:p>
          </table:table-cell>
          <table:table-cell table:style-name="ce11" table:formula="of:=[.D40]/[.D35]-1" office:value-type="float" office:value="0.41844590259264" calcext:value-type="float">
            <text:p>0.418446</text:p>
          </table:table-cell>
          <table:table-cell table:style-name="ce11" table:formula="of:=[.E40]/[.E35]-1" office:value-type="float" office:value="0.336168065844663" calcext:value-type="float">
            <text:p>0.336168</text:p>
          </table:table-cell>
          <table:table-cell table:style-name="ce11" table:formula="of:=[.F40]/[.F35]-1" office:value-type="float" office:value="0.0358135371684569" calcext:value-type="float">
            <text:p>0.035814</text:p>
          </table:table-cell>
          <table:table-cell table:style-name="ce11" table:formula="of:=[.G40]/[.G35]-1" office:value-type="float" office:value="0.0821933231999099" calcext:value-type="float">
            <text:p>0.082193</text:p>
          </table:table-cell>
          <table:table-cell table:style-name="ce11" table:formula="of:=[.H40]/[.H35]-1" office:value-type="float" office:value="0.582517871644993" calcext:value-type="float">
            <text:p>0.582518</text:p>
          </table:table-cell>
          <table:table-cell table:style-name="ce11" table:formula="of:=[.I40]/[.I35]-1" office:value-type="float" office:value="0.0358400304180506" calcext:value-type="float">
            <text:p>0.0358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table:formula="of:=[.B41]/[.B35]-1" office:value-type="float" office:value="0.0403296228158674" calcext:value-type="float">
            <text:p>0.040330</text:p>
          </table:table-cell>
          <table:table-cell table:style-name="ce11" table:formula="of:=[.C41]/[.C35]-1" office:value-type="float" office:value="-0.008062672696451" calcext:value-type="float">
            <text:p>-0.008063</text:p>
          </table:table-cell>
          <table:table-cell table:style-name="ce11" table:formula="of:=[.D41]/[.D35]-1" office:value-type="float" office:value="0.540235161921127" calcext:value-type="float">
            <text:p>0.540235</text:p>
          </table:table-cell>
          <table:table-cell table:style-name="ce11" table:formula="of:=[.E41]/[.E35]-1" office:value-type="float" office:value="0.385194124085052" calcext:value-type="float">
            <text:p>0.385194</text:p>
          </table:table-cell>
          <table:table-cell table:style-name="ce11" table:formula="of:=[.F41]/[.F35]-1" office:value-type="float" office:value="0.0445859151723205" calcext:value-type="float">
            <text:p>0.044586</text:p>
          </table:table-cell>
          <table:table-cell table:style-name="ce11" table:formula="of:=[.G41]/[.G35]-1" office:value-type="float" office:value="0.0937654425240981" calcext:value-type="float">
            <text:p>0.093765</text:p>
          </table:table-cell>
          <table:table-cell table:style-name="ce11" table:formula="of:=[.H41]/[.H35]-1" office:value-type="float" office:value="0.770652653425441" calcext:value-type="float">
            <text:p>0.770653</text:p>
          </table:table-cell>
          <table:table-cell table:style-name="ce11" table:formula="of:=[.I41]/[.I35]-1" office:value-type="float" office:value="0.0479785454863735" calcext:value-type="float">
            <text:p>0.0479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table:formula="of:=[.B42]/[.B35]-1" office:value-type="float" office:value="0.0558400379812298" calcext:value-type="float">
            <text:p>0.055840</text:p>
          </table:table-cell>
          <table:table-cell table:style-name="ce11" table:formula="of:=[.C42]/[.C35]-1" office:value-type="float" office:value="-0.00795752330202015" calcext:value-type="float">
            <text:p>-0.007958</text:p>
          </table:table-cell>
          <table:table-cell table:style-name="ce11" table:formula="of:=[.D42]/[.D35]-1" office:value-type="float" office:value="0.679469732494297" calcext:value-type="float">
            <text:p>0.679470</text:p>
          </table:table-cell>
          <table:table-cell table:style-name="ce11" table:formula="of:=[.E42]/[.E35]-1" office:value-type="float" office:value="0.444068729478899" calcext:value-type="float">
            <text:p>0.444069</text:p>
          </table:table-cell>
          <table:table-cell table:style-name="ce11" table:formula="of:=[.F42]/[.F35]-1" office:value-type="float" office:value="0.0469788522568306" calcext:value-type="float">
            <text:p>0.046979</text:p>
          </table:table-cell>
          <table:table-cell table:style-name="ce11" table:formula="of:=[.G42]/[.G35]-1" office:value-type="float" office:value="0.11607773962106" calcext:value-type="float">
            <text:p>0.116078</text:p>
          </table:table-cell>
          <table:table-cell table:style-name="ce11" table:formula="of:=[.H42]/[.H35]-1" office:value-type="float" office:value="0.80912055464763" calcext:value-type="float">
            <text:p>0.809121</text:p>
          </table:table-cell>
          <table:table-cell table:style-name="ce11" table:formula="of:=[.I42]/[.I35]-1" office:value-type="float" office:value="0.0410046050594477" calcext:value-type="float">
            <text:p>0.04100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 office:value-type="string" calcext:value-type="string">
            <text:p>AMPM</text:p>
          </table:table-cell>
          <table:table-cell table:style-name="ce9" table:number-columns-repeated="8"/>
        </table:table-row>
        <table:table-row table:style-name="ro1">
          <table:table-cell table:style-name="ce3" office:value-type="string" calcext:value-type="string">
            <text:p>Degree</text:p>
          </table:table-cell>
          <table:table-cell table:style-name="ce8" office:value-type="string" calcext:value-type="string">
            <text:p>gcc</text:p>
          </table:table-cell>
          <table:table-cell table:style-name="ce8" office:value-type="string" calcext:value-type="string">
            <text:p>GemsFDTD</text:p>
          </table:table-cell>
          <table:table-cell table:style-name="ce8" office:value-type="string" calcext:value-type="string">
            <text:p>lbm</text:p>
          </table:table-cell>
          <table:table-cell table:style-name="ce8" office:value-type="string" calcext:value-type="string">
            <text:p>leslie3D</text:p>
          </table:table-cell>
          <table:table-cell table:style-name="ce8" office:value-type="string" calcext:value-type="string">
            <text:p>libquantum</text:p>
          </table:table-cell>
          <table:table-cell table:style-name="ce8" office:value-type="string" calcext:value-type="string">
            <text:p>mcf</text:p>
          </table:table-cell>
          <table:table-cell table:style-name="ce8" office:value-type="string" calcext:value-type="string">
            <text:p>milc</text:p>
          </table:table-cell>
          <table:table-cell table:style-name="ce8" office:value-type="string" calcext:value-type="string">
            <text:p>oment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90828" calcext:value-type="float">
            <text:p>0.290828</text:p>
          </table:table-cell>
          <table:table-cell office:value-type="float" office:value="3.301046" calcext:value-type="float">
            <text:p>3.301046</text:p>
          </table:table-cell>
          <table:table-cell office:value-type="float" office:value="1.259841" calcext:value-type="float">
            <text:p>1.259841</text:p>
          </table:table-cell>
          <table:table-cell office:value-type="float" office:value="0.912608" calcext:value-type="float">
            <text:p>0.912608</text:p>
          </table:table-cell>
          <table:table-cell office:value-type="float" office:value="3.245037" calcext:value-type="float">
            <text:p>3.245037</text:p>
          </table:table-cell>
          <table:table-cell office:value-type="float" office:value="0.368443" calcext:value-type="float">
            <text:p>0.368443</text:p>
          </table:table-cell>
          <table:table-cell office:value-type="float" office:value="1.517208" calcext:value-type="float">
            <text:p>1.517208</text:p>
          </table:table-cell>
          <table:table-cell office:value-type="float" office:value="2.266022" calcext:value-type="float">
            <text:p>2.266022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float" office:value="0.310416" calcext:value-type="float">
            <text:p>0.310416</text:p>
          </table:table-cell>
          <table:table-cell office:value-type="float" office:value="3.300108" calcext:value-type="float">
            <text:p>3.300108</text:p>
          </table:table-cell>
          <table:table-cell office:value-type="float" office:value="1.545331" calcext:value-type="float">
            <text:p>1.545331</text:p>
          </table:table-cell>
          <table:table-cell office:value-type="float" office:value="0.856729" calcext:value-type="float">
            <text:p>0.856729</text:p>
          </table:table-cell>
          <table:table-cell office:value-type="float" office:value="3.270776" calcext:value-type="float">
            <text:p>3.270776</text:p>
          </table:table-cell>
          <table:table-cell office:value-type="float" office:value="0.367119" calcext:value-type="float">
            <text:p>0.367119</text:p>
          </table:table-cell>
          <table:table-cell office:value-type="float" office:value="1.47817" calcext:value-type="float">
            <text:p>1.47817</text:p>
          </table:table-cell>
          <table:table-cell office:value-type="float" office:value="2.276288" calcext:value-type="float">
            <text:p>2.2762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10563" calcext:value-type="float">
            <text:p>0.310563</text:p>
          </table:table-cell>
          <table:table-cell office:value-type="float" office:value="3.300677" calcext:value-type="float">
            <text:p>3.300677</text:p>
          </table:table-cell>
          <table:table-cell office:value-type="float" office:value="1.538178" calcext:value-type="float">
            <text:p>1.538178</text:p>
          </table:table-cell>
          <table:table-cell office:value-type="float" office:value="0.861839" calcext:value-type="float">
            <text:p>0.861839</text:p>
          </table:table-cell>
          <table:table-cell office:value-type="float" office:value="3.270776" calcext:value-type="float">
            <text:p>3.270776</text:p>
          </table:table-cell>
          <table:table-cell office:value-type="float" office:value="0.36711" calcext:value-type="float">
            <text:p>0.36711</text:p>
          </table:table-cell>
          <table:table-cell office:value-type="float" office:value="1.457199" calcext:value-type="float">
            <text:p>1.457199</text:p>
          </table:table-cell>
          <table:table-cell office:value-type="float" office:value="2.277303" calcext:value-type="float">
            <text:p>2.2773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6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6]/[.B56]-1" office:value-type="float" office:value="0" calcext:value-type="float">
            <text:p>0</text:p>
          </table:table-cell>
          <table:table-cell table:formula="of:=[.C56]/[.C56]-1" office:value-type="float" office:value="0" calcext:value-type="float">
            <text:p>0</text:p>
          </table:table-cell>
          <table:table-cell table:formula="of:=[.D56]/[.D56]-1" office:value-type="float" office:value="0" calcext:value-type="float">
            <text:p>0</text:p>
          </table:table-cell>
          <table:table-cell table:formula="of:=[.E56]/[.E56]-1" office:value-type="float" office:value="0" calcext:value-type="float">
            <text:p>0</text:p>
          </table:table-cell>
          <table:table-cell table:formula="of:=[.F56]/[.F56]-1" office:value-type="float" office:value="0" calcext:value-type="float">
            <text:p>0</text:p>
          </table:table-cell>
          <table:table-cell table:formula="of:=[.G56]/[.G56]-1" office:value-type="float" office:value="0" calcext:value-type="float">
            <text:p>0</text:p>
          </table:table-cell>
          <table:table-cell table:formula="of:=[.H56]/[.H56]-1" office:value-type="float" office:value="0" calcext:value-type="float">
            <text:p>0</text:p>
          </table:table-cell>
          <table:table-cell table:formula="of:=[.I56]/[.I56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table:formula="of:=[.B57]/[.B56]-1" office:value-type="float" office:value="0.067352524516209" calcext:value-type="float">
            <text:p>0.067353</text:p>
          </table:table-cell>
          <table:table-cell table:style-name="ce10" table:formula="of:=[.C57]/[.C56]-1" office:value-type="float" office:value="-0.0002841523565561" calcext:value-type="float">
            <text:p>-0.000284</text:p>
          </table:table-cell>
          <table:table-cell table:style-name="ce10" table:formula="of:=[.D57]/[.D56]-1" office:value-type="float" office:value="0.226607960845853" calcext:value-type="float">
            <text:p>0.226608</text:p>
          </table:table-cell>
          <table:table-cell table:style-name="ce10" table:formula="of:=[.E57]/[.E56]-1" office:value-type="float" office:value="-0.0612300133244503" calcext:value-type="float">
            <text:p>-0.061230</text:p>
          </table:table-cell>
          <table:table-cell table:style-name="ce10" table:formula="of:=[.F57]/[.F56]-1" office:value-type="float" office:value="0.00793180478373601" calcext:value-type="float">
            <text:p>0.007932</text:p>
          </table:table-cell>
          <table:table-cell table:style-name="ce10" table:formula="of:=[.G57]/[.G56]-1" office:value-type="float" office:value="-0.00359350021577287" calcext:value-type="float">
            <text:p>-0.003594</text:p>
          </table:table-cell>
          <table:table-cell table:style-name="ce10" table:formula="of:=[.H57]/[.H56]-1" office:value-type="float" office:value="-0.0257301569725444" calcext:value-type="float">
            <text:p>-0.025730</text:p>
          </table:table-cell>
          <table:table-cell table:style-name="ce10" table:formula="of:=[.I57]/[.I56]-1" office:value-type="float" office:value="0.00453040614786615" calcext:value-type="float">
            <text:p>0.004530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table:formula="of:=[.B58]/[.B56]-1" office:value-type="float" office:value="0.0678579779113429" calcext:value-type="float">
            <text:p>0.067858</text:p>
          </table:table-cell>
          <table:table-cell table:style-name="ce10" table:formula="of:=[.C58]/[.C56]-1" office:value-type="float" office:value="-0.00011178275007373" calcext:value-type="float">
            <text:p>-0.000112</text:p>
          </table:table-cell>
          <table:table-cell table:style-name="ce10" table:formula="of:=[.D58]/[.D56]-1" office:value-type="float" office:value="0.220930260247126" calcext:value-type="float">
            <text:p>0.220930</text:p>
          </table:table-cell>
          <table:table-cell table:style-name="ce10" table:formula="of:=[.E58]/[.E56]-1" office:value-type="float" office:value="-0.0556306760405344" calcext:value-type="float">
            <text:p>-0.055631</text:p>
          </table:table-cell>
          <table:table-cell table:style-name="ce10" table:formula="of:=[.F58]/[.F56]-1" office:value-type="float" office:value="0.00793180478373601" calcext:value-type="float">
            <text:p>0.007932</text:p>
          </table:table-cell>
          <table:table-cell table:style-name="ce10" table:formula="of:=[.G58]/[.G56]-1" office:value-type="float" office:value="-0.00361792733204314" calcext:value-type="float">
            <text:p>-0.003618</text:p>
          </table:table-cell>
          <table:table-cell table:style-name="ce10" table:formula="of:=[.H58]/[.H56]-1" office:value-type="float" office:value="-0.0395522565132798" calcext:value-type="float">
            <text:p>-0.039552</text:p>
          </table:table-cell>
          <table:table-cell table:style-name="ce10" table:formula="of:=[.I58]/[.I56]-1" office:value-type="float" office:value="0.00497832765966089" calcext:value-type="float">
            <text:p>0.0049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table:formula="of:=[.B59]/[.B56]-1" office:value-type="float" office:value="-1" calcext:value-type="float">
            <text:p>-1.000000</text:p>
          </table:table-cell>
          <table:table-cell table:style-name="ce10" table:formula="of:=[.C59]/[.C56]-1" office:value-type="float" office:value="-1" calcext:value-type="float">
            <text:p>-1.000000</text:p>
          </table:table-cell>
          <table:table-cell table:style-name="ce10" table:formula="of:=[.D59]/[.D56]-1" office:value-type="float" office:value="-1" calcext:value-type="float">
            <text:p>-1.000000</text:p>
          </table:table-cell>
          <table:table-cell table:style-name="ce10" table:formula="of:=[.E59]/[.E56]-1" office:value-type="float" office:value="-1" calcext:value-type="float">
            <text:p>-1.000000</text:p>
          </table:table-cell>
          <table:table-cell table:style-name="ce10" table:formula="of:=[.F59]/[.F56]-1" office:value-type="float" office:value="-1" calcext:value-type="float">
            <text:p>-1.000000</text:p>
          </table:table-cell>
          <table:table-cell table:style-name="ce10" table:formula="of:=[.G59]/[.G56]-1" office:value-type="float" office:value="-1" calcext:value-type="float">
            <text:p>-1.000000</text:p>
          </table:table-cell>
          <table:table-cell table:style-name="ce10" table:formula="of:=[.H59]/[.H56]-1" office:value-type="float" office:value="-1" calcext:value-type="float">
            <text:p>-1.000000</text:p>
          </table:table-cell>
          <table:table-cell table:style-name="ce10" table:formula="of:=[.I59]/[.I56]-1" office:value-type="float" office:value="-1" calcext:value-type="float">
            <text:p>-1.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table:formula="of:=[.B60]/[.B56]-1" office:value-type="float" office:value="-1" calcext:value-type="float">
            <text:p>-1.000000</text:p>
          </table:table-cell>
          <table:table-cell table:style-name="ce10" table:formula="of:=[.C60]/[.C56]-1" office:value-type="float" office:value="-1" calcext:value-type="float">
            <text:p>-1.000000</text:p>
          </table:table-cell>
          <table:table-cell table:style-name="ce10" table:formula="of:=[.D60]/[.D56]-1" office:value-type="float" office:value="-1" calcext:value-type="float">
            <text:p>-1.000000</text:p>
          </table:table-cell>
          <table:table-cell table:style-name="ce10" table:formula="of:=[.E60]/[.E56]-1" office:value-type="float" office:value="-1" calcext:value-type="float">
            <text:p>-1.000000</text:p>
          </table:table-cell>
          <table:table-cell table:style-name="ce10" table:formula="of:=[.F60]/[.F56]-1" office:value-type="float" office:value="-1" calcext:value-type="float">
            <text:p>-1.000000</text:p>
          </table:table-cell>
          <table:table-cell table:style-name="ce10" table:formula="of:=[.G60]/[.G56]-1" office:value-type="float" office:value="-1" calcext:value-type="float">
            <text:p>-1.000000</text:p>
          </table:table-cell>
          <table:table-cell table:style-name="ce10" table:formula="of:=[.H60]/[.H56]-1" office:value-type="float" office:value="-1" calcext:value-type="float">
            <text:p>-1.000000</text:p>
          </table:table-cell>
          <table:table-cell table:style-name="ce10" table:formula="of:=[.I60]/[.I56]-1" office:value-type="float" office:value="-1" calcext:value-type="float">
            <text:p>-1.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table:formula="of:=[.B61]/[.B56]-1" office:value-type="float" office:value="-1" calcext:value-type="float">
            <text:p>-1.000000</text:p>
          </table:table-cell>
          <table:table-cell table:style-name="ce10" table:formula="of:=[.C61]/[.C56]-1" office:value-type="float" office:value="-1" calcext:value-type="float">
            <text:p>-1.000000</text:p>
          </table:table-cell>
          <table:table-cell table:style-name="ce10" table:formula="of:=[.D61]/[.D56]-1" office:value-type="float" office:value="-1" calcext:value-type="float">
            <text:p>-1.000000</text:p>
          </table:table-cell>
          <table:table-cell table:style-name="ce10" table:formula="of:=[.E61]/[.E56]-1" office:value-type="float" office:value="-1" calcext:value-type="float">
            <text:p>-1.000000</text:p>
          </table:table-cell>
          <table:table-cell table:style-name="ce10" table:formula="of:=[.F61]/[.F56]-1" office:value-type="float" office:value="-1" calcext:value-type="float">
            <text:p>-1.000000</text:p>
          </table:table-cell>
          <table:table-cell table:style-name="ce10" table:formula="of:=[.G61]/[.G56]-1" office:value-type="float" office:value="-1" calcext:value-type="float">
            <text:p>-1.000000</text:p>
          </table:table-cell>
          <table:table-cell table:style-name="ce10" table:formula="of:=[.H61]/[.H56]-1" office:value-type="float" office:value="-1" calcext:value-type="float">
            <text:p>-1.000000</text:p>
          </table:table-cell>
          <table:table-cell table:style-name="ce10" table:formula="of:=[.I61]/[.I56]-1" office:value-type="float" office:value="-1" calcext:value-type="float">
            <text:p>-1.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table:formula="of:=[.B62]/[.B56]-1" office:value-type="float" office:value="-1" calcext:value-type="float">
            <text:p>-1.000000</text:p>
          </table:table-cell>
          <table:table-cell table:style-name="ce10" table:formula="of:=[.C62]/[.C56]-1" office:value-type="float" office:value="-1" calcext:value-type="float">
            <text:p>-1.000000</text:p>
          </table:table-cell>
          <table:table-cell table:style-name="ce10" table:formula="of:=[.D62]/[.D56]-1" office:value-type="float" office:value="-1" calcext:value-type="float">
            <text:p>-1.000000</text:p>
          </table:table-cell>
          <table:table-cell table:style-name="ce10" table:formula="of:=[.E62]/[.E56]-1" office:value-type="float" office:value="-1" calcext:value-type="float">
            <text:p>-1.000000</text:p>
          </table:table-cell>
          <table:table-cell table:style-name="ce10" table:formula="of:=[.F62]/[.F56]-1" office:value-type="float" office:value="-1" calcext:value-type="float">
            <text:p>-1.000000</text:p>
          </table:table-cell>
          <table:table-cell table:style-name="ce10" table:formula="of:=[.G62]/[.G56]-1" office:value-type="float" office:value="-1" calcext:value-type="float">
            <text:p>-1.000000</text:p>
          </table:table-cell>
          <table:table-cell table:style-name="ce10" table:formula="of:=[.H62]/[.H56]-1" office:value-type="float" office:value="-1" calcext:value-type="float">
            <text:p>-1.000000</text:p>
          </table:table-cell>
          <table:table-cell table:style-name="ce10" table:formula="of:=[.I62]/[.I56]-1" office:value-type="float" office:value="-1" calcext:value-type="float">
            <text:p>-1.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table:formula="of:=[.B63]/[.B56]-1" office:value-type="float" office:value="-1" calcext:value-type="float">
            <text:p>-1.000000</text:p>
          </table:table-cell>
          <table:table-cell table:style-name="ce10" table:formula="of:=[.C63]/[.C56]-1" office:value-type="float" office:value="-1" calcext:value-type="float">
            <text:p>-1.000000</text:p>
          </table:table-cell>
          <table:table-cell table:style-name="ce10" table:formula="of:=[.D63]/[.D56]-1" office:value-type="float" office:value="-1" calcext:value-type="float">
            <text:p>-1.000000</text:p>
          </table:table-cell>
          <table:table-cell table:style-name="ce10" table:formula="of:=[.E63]/[.E56]-1" office:value-type="float" office:value="-1" calcext:value-type="float">
            <text:p>-1.000000</text:p>
          </table:table-cell>
          <table:table-cell table:style-name="ce10" table:formula="of:=[.F63]/[.F56]-1" office:value-type="float" office:value="-1" calcext:value-type="float">
            <text:p>-1.000000</text:p>
          </table:table-cell>
          <table:table-cell table:style-name="ce10" table:formula="of:=[.G63]/[.G56]-1" office:value-type="float" office:value="-1" calcext:value-type="float">
            <text:p>-1.000000</text:p>
          </table:table-cell>
          <table:table-cell table:style-name="ce10" table:formula="of:=[.H63]/[.H56]-1" office:value-type="float" office:value="-1" calcext:value-type="float">
            <text:p>-1.000000</text:p>
          </table:table-cell>
          <table:table-cell table:style-name="ce10" table:formula="of:=[.I63]/[.I56]-1" office:value-type="float" office:value="-1" calcext:value-type="float">
            <text:p>-1.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1">00/00/0000</text:date>, <text:time style:data-style-name="N2" text:time-value="12:44:49.164659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12:11:20.084144422</meta:creation-date>
    <dc:date>2015-03-01T12:48:11.638091862</dc:date>
    <meta:editing-duration>PT7H52M</meta:editing-duration>
    <meta:editing-cycles>38</meta:editing-cycles>
    <meta:generator>LibreOffice/4.2.7.2$Linux_X86_64 LibreOffice_project/420m0$Build-2</meta:generator>
    <meta:document-statistic meta:table-count="1" meta:cell-count="4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909cm" svg:height="6.703cm" xlink:href=".." xlink:type="simple" chart:class="chart:bar" chart:style-name="ch1">
        <chart:legend chart:legend-position="bottom" svg:x="3.763cm" svg:y="5.893cm" style:legend-expansion="wide" chart:style-name="ch2"/>
        <chart:plot-area chart:style-name="ch3" table:cell-range-address="Sheet1.B2:Sheet1.I6 Sheet1.A3:Sheet1.A6" chart:data-source-has-labels="both" svg:x="0.298cm" svg:y="0.134cm" svg:width="14.313cm" svg:height="5.625cm">
          <chartooo:coordinate-region svg:x="1.063cm" svg:y="0.348cm" svg:width="13.548cm" svg:height="4.737cm"/>
          <chart:axis chart:dimension="x" chart:name="primary-x" chart:style-name="ch4" chartooo:axis-type="auto">
            <chartooo:date-scale/>
            <chart:categories table:cell-range-address="Sheet1.B2:Sheet1.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I3" chart:label-cell-address="Sheet1.A3:Sheet1.A3" chart:class="chart:bar">
            <chart:data-point chart:repeated="8"/>
          </chart:series>
          <chart:series chart:style-name="ch8" chart:values-cell-range-address="Sheet1.B4:Sheet1.I4" chart:label-cell-address="Sheet1.A4:Sheet1.A4" chart:class="chart:bar">
            <chart:data-point chart:repeated="8"/>
          </chart:series>
          <chart:series chart:style-name="ch9" chart:values-cell-range-address="Sheet1.B5:Sheet1.I5" chart:label-cell-address="Sheet1.A5:Sheet1.A5" chart:class="chart:bar">
            <chart:data-point chart:repeated="8"/>
          </chart:series>
          <chart:series chart:style-name="ch10" chart:values-cell-range-address="Sheet1.B6:Sheet1.I6" chart:label-cell-address="Sheet1.A6:Sheet1.A6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2:Sheet1.I2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Next Line</text:p>
                <draw:g>
                  <svg:desc>Sheet1.A3:Sheet1.A3</svg:desc>
                </draw:g>
              </table:table-cell>
              <table:table-cell office:value-type="float" office:value="0.246071">
                <text:p>0.246071</text:p>
                <draw:g>
                  <svg:desc>Sheet1.B3:Sheet1.I3</svg:desc>
                </draw:g>
              </table:table-cell>
              <table:table-cell office:value-type="float" office:value="3.236973">
                <text:p>3.236973</text:p>
              </table:table-cell>
              <table:table-cell office:value-type="float" office:value="1.225521">
                <text:p>1.225521</text:p>
              </table:table-cell>
              <table:table-cell office:value-type="float" office:value="0.898307">
                <text:p>0.898307</text:p>
              </table:table-cell>
              <table:table-cell office:value-type="float" office:value="3.282062">
                <text:p>3.282062</text:p>
              </table:table-cell>
              <table:table-cell office:value-type="float" office:value="0.335239">
                <text:p>0.335239</text:p>
              </table:table-cell>
              <table:table-cell office:value-type="float" office:value="0.931229">
                <text:p>0.931229</text:p>
              </table:table-cell>
              <table:table-cell office:value-type="float" office:value="1.701056">
                <text:p>1.701056</text:p>
              </table:table-cell>
            </table:table-row>
            <table:table-row>
              <table:table-cell office:value-type="string">
                <text:p>Stream</text:p>
                <draw:g>
                  <svg:desc>Sheet1.A4:Sheet1.A4</svg:desc>
                </draw:g>
              </table:table-cell>
              <table:table-cell office:value-type="float" office:value="0.239171">
                <text:p>0.239171</text:p>
                <draw:g>
                  <svg:desc>Sheet1.B4:Sheet1.I4</svg:desc>
                </draw:g>
              </table:table-cell>
              <table:table-cell office:value-type="float" office:value="3.275834">
                <text:p>3.275834</text:p>
              </table:table-cell>
              <table:table-cell office:value-type="float" office:value="1.047169">
                <text:p>1.047169</text:p>
              </table:table-cell>
              <table:table-cell office:value-type="float" office:value="0.65081">
                <text:p>0.65081</text:p>
              </table:table-cell>
              <table:table-cell office:value-type="float" office:value="3.122388">
                <text:p>3.122388</text:p>
              </table:table-cell>
              <table:table-cell office:value-type="float" office:value="0.327775">
                <text:p>0.327775</text:p>
              </table:table-cell>
              <table:table-cell office:value-type="float" office:value="0.909725">
                <text:p>0.909725</text:p>
              </table:table-cell>
              <table:table-cell office:value-type="float" office:value="2.149972">
                <text:p>2.149972</text:p>
              </table:table-cell>
            </table:table-row>
            <table:table-row>
              <table:table-cell office:value-type="string">
                <text:p>IP Stride</text:p>
                <draw:g>
                  <svg:desc>Sheet1.A5:Sheet1.A5</svg:desc>
                </draw:g>
              </table:table-cell>
              <table:table-cell office:value-type="float" office:value="0.252499">
                <text:p>0.252499</text:p>
                <draw:g>
                  <svg:desc>Sheet1.B5:Sheet1.I5</svg:desc>
                </draw:g>
              </table:table-cell>
              <table:table-cell office:value-type="float" office:value="3.291337">
                <text:p>3.291337</text:p>
              </table:table-cell>
              <table:table-cell office:value-type="float" office:value="1.48546">
                <text:p>1.48546</text:p>
              </table:table-cell>
              <table:table-cell office:value-type="float" office:value="0.901588">
                <text:p>0.901588</text:p>
              </table:table-cell>
              <table:table-cell office:value-type="float" office:value="3.24298">
                <text:p>3.24298</text:p>
              </table:table-cell>
              <table:table-cell office:value-type="float" office:value="0.341354">
                <text:p>0.341354</text:p>
              </table:table-cell>
              <table:table-cell office:value-type="float" office:value="1.004869">
                <text:p>1.004869</text:p>
              </table:table-cell>
              <table:table-cell office:value-type="float" office:value="2.19226">
                <text:p>2.19226</text:p>
              </table:table-cell>
            </table:table-row>
            <table:table-row>
              <table:table-cell office:value-type="string">
                <text:p>AMPM</text:p>
                <draw:g>
                  <svg:desc>Sheet1.A6:Sheet1.A6</svg:desc>
                </draw:g>
              </table:table-cell>
              <table:table-cell office:value-type="float" office:value="0.310416">
                <text:p>0.310416</text:p>
                <draw:g>
                  <svg:desc>Sheet1.B6:Sheet1.I6</svg:desc>
                </draw:g>
              </table:table-cell>
              <table:table-cell office:value-type="float" office:value="3.300108">
                <text:p>3.300108</text:p>
              </table:table-cell>
              <table:table-cell office:value-type="float" office:value="1.545331">
                <text:p>1.545331</text:p>
              </table:table-cell>
              <table:table-cell office:value-type="float" office:value="0.856729">
                <text:p>0.856729</text:p>
              </table:table-cell>
              <table:table-cell office:value-type="float" office:value="3.270776">
                <text:p>3.270776</text:p>
              </table:table-cell>
              <table:table-cell office:value-type="float" office:value="0.367119">
                <text:p>0.367119</text:p>
              </table:table-cell>
              <table:table-cell office:value-type="float" office:value="1.47817">
                <text:p>1.47817</text:p>
              </table:table-cell>
              <table:table-cell office:value-type="float" office:value="2.276288">
                <text:p>2.276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21cm" svg:height="6.186cm" xlink:href=".." xlink:type="simple" chart:class="chart:bar" chart:style-name="ch1">
        <chart:legend chart:legend-position="end" svg:x="14.954cm" svg:y="0.943cm" style:legend-expansion="high" chart:style-name="ch2"/>
        <chart:plot-area chart:style-name="ch3" table:cell-range-address="Sheet1.B12:Sheet1.I12 Sheet1.A23:Sheet1.I30" chart:data-source-has-labels="both" svg:x="0.318cm" svg:y="0.123cm" svg:width="14.318cm" svg:height="5.94cm">
          <chartooo:coordinate-region svg:x="2.262cm" svg:y="0.336cm" svg:width="12.374cm" svg:height="5.515cm"/>
          <chart:axis chart:dimension="x" chart:name="primary-x" chart:style-name="ch4" chartooo:axis-type="auto">
            <chartooo:date-scale/>
            <chart:categories table:cell-range-address="Sheet1.B12:Sheet1.I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3:Sheet1.I23" chart:label-cell-address="Sheet1.A23:Sheet1.A23" chart:class="chart:bar">
            <chart:data-point chart:repeated="8"/>
          </chart:series>
          <chart:series chart:style-name="ch8" chart:values-cell-range-address="Sheet1.B24:Sheet1.I24" chart:label-cell-address="Sheet1.A24:Sheet1.A24" chart:class="chart:bar">
            <chart:data-point chart:repeated="8"/>
          </chart:series>
          <chart:series chart:style-name="ch9" chart:values-cell-range-address="Sheet1.B25:Sheet1.I25" chart:label-cell-address="Sheet1.A25:Sheet1.A25" chart:class="chart:bar">
            <chart:data-point chart:repeated="8"/>
          </chart:series>
          <chart:series chart:style-name="ch10" chart:values-cell-range-address="Sheet1.B26:Sheet1.I26" chart:label-cell-address="Sheet1.A26:Sheet1.A26" chart:class="chart:bar">
            <chart:data-point chart:repeated="8"/>
          </chart:series>
          <chart:series chart:style-name="ch11" chart:values-cell-range-address="Sheet1.B27:Sheet1.I27" chart:label-cell-address="Sheet1.A27:Sheet1.A27" chart:class="chart:bar">
            <chart:data-point chart:repeated="8"/>
          </chart:series>
          <chart:series chart:style-name="ch12" chart:values-cell-range-address="Sheet1.B28:Sheet1.I28" chart:label-cell-address="Sheet1.A28:Sheet1.A28" chart:class="chart:bar">
            <chart:data-point chart:repeated="8"/>
          </chart:series>
          <chart:series chart:style-name="ch13" chart:values-cell-range-address="Sheet1.B29:Sheet1.I29" chart:label-cell-address="Sheet1.A29:Sheet1.A29" chart:class="chart:bar">
            <chart:data-point chart:repeated="8"/>
          </chart:series>
          <chart:series chart:style-name="ch14" chart:values-cell-range-address="Sheet1.B30:Sheet1.I30" chart:label-cell-address="Sheet1.A30:Sheet1.A30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12:Sheet1.I12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23:Sheet1.A23</svg:desc>
                </draw:g>
              </table:table-cell>
              <table:table-cell office:value-type="float" office:value="0">
                <text:p>0</text:p>
                <draw:g>
                  <svg:desc>Sheet1.B23:Sheet1.I2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24:Sheet1.A24</svg:desc>
                </draw:g>
              </table:table-cell>
              <table:table-cell office:value-type="float" office:value="0.0115351134684294">
                <text:p>0.0115351134684294</text:p>
                <draw:g>
                  <svg:desc>Sheet1.B24:Sheet1.I24</svg:desc>
                </draw:g>
              </table:table-cell>
              <table:table-cell office:value-type="float" office:value="0.000662029724192825">
                <text:p>0.000662029724192825</text:p>
              </table:table-cell>
              <table:table-cell office:value-type="float" office:value="0.0807463093204648">
                <text:p>0.0807463093204648</text:p>
              </table:table-cell>
              <table:table-cell office:value-type="float" office:value="-0.0934315869817677">
                <text:p>-0.0934315869817677</text:p>
              </table:table-cell>
              <table:table-cell office:value-type="float" office:value="-0.000165531911248018">
                <text:p>-0.000165531911248018</text:p>
              </table:table-cell>
              <table:table-cell office:value-type="float" office:value="0.0080871821608568">
                <text:p>0.0080871821608568</text:p>
              </table:table-cell>
              <table:table-cell office:value-type="float" office:value="0.130401058649113">
                <text:p>0.130401058649113</text:p>
              </table:table-cell>
              <table:table-cell office:value-type="float" office:value="-0.0060338839455506">
                <text:p>-0.0060338839455506</text:p>
              </table:table-cell>
            </table:table-row>
            <table:table-row>
              <table:table-cell office:value-type="string">
                <text:p>3</text:p>
                <draw:g>
                  <svg:desc>Sheet1.A25:Sheet1.A25</svg:desc>
                </draw:g>
              </table:table-cell>
              <table:table-cell office:value-type="float" office:value="0.0223252424236289">
                <text:p>0.0223252424236289</text:p>
                <draw:g>
                  <svg:desc>Sheet1.B25:Sheet1.I25</svg:desc>
                </draw:g>
              </table:table-cell>
              <table:table-cell office:value-type="float" office:value="-0.0000170140727649981">
                <text:p>-0.0000170140727649981</text:p>
              </table:table-cell>
              <table:table-cell office:value-type="float" office:value="0.211704458507283">
                <text:p>0.211704458507283</text:p>
              </table:table-cell>
              <table:table-cell office:value-type="float" office:value="-0.07506288753288">
                <text:p>-0.07506288753288</text:p>
              </table:table-cell>
              <table:table-cell office:value-type="float" office:value="-0.00773257386517312">
                <text:p>-0.00773257386517312</text:p>
              </table:table-cell>
              <table:table-cell office:value-type="float" office:value="0.0228202961604613">
                <text:p>0.0228202961604613</text:p>
              </table:table-cell>
              <table:table-cell office:value-type="float" office:value="0.212173741014571">
                <text:p>0.212173741014571</text:p>
              </table:table-cell>
              <table:table-cell office:value-type="float" office:value="-0.00144618264717455">
                <text:p>-0.00144618264717455</text:p>
              </table:table-cell>
            </table:table-row>
            <table:table-row>
              <table:table-cell office:value-type="string">
                <text:p>4</text:p>
                <draw:g>
                  <svg:desc>Sheet1.A26:Sheet1.A26</svg:desc>
                </draw:g>
              </table:table-cell>
              <table:table-cell office:value-type="float" office:value="0.040071259388222">
                <text:p>0.040071259388222</text:p>
                <draw:g>
                  <svg:desc>Sheet1.B26:Sheet1.I26</svg:desc>
                </draw:g>
              </table:table-cell>
              <table:table-cell office:value-type="float" office:value="0.00152610156246902">
                <text:p>0.00152610156246902</text:p>
              </table:table-cell>
              <table:table-cell office:value-type="float" office:value="0.257892401335806">
                <text:p>0.257892401335806</text:p>
              </table:table-cell>
              <table:table-cell office:value-type="float" office:value="0.0409538387042501">
                <text:p>0.0409538387042501</text:p>
              </table:table-cell>
              <table:table-cell office:value-type="float" office:value="0.000738621134477979">
                <text:p>0.000738621134477979</text:p>
              </table:table-cell>
              <table:table-cell office:value-type="float" office:value="0.0357466036232015">
                <text:p>0.0357466036232015</text:p>
              </table:table-cell>
              <table:table-cell office:value-type="float" office:value="0.264708117556373">
                <text:p>0.264708117556373</text:p>
              </table:table-cell>
              <table:table-cell office:value-type="float" office:value="0.0022624217979581">
                <text:p>0.0022624217979581</text:p>
              </table:table-cell>
            </table:table-row>
            <table:table-row>
              <table:table-cell office:value-type="string">
                <text:p>5</text:p>
                <draw:g>
                  <svg:desc>Sheet1.A27:Sheet1.A27</svg:desc>
                </draw:g>
              </table:table-cell>
              <table:table-cell office:value-type="float" office:value="0.0487681438144019">
                <text:p>0.0487681438144019</text:p>
                <draw:g>
                  <svg:desc>Sheet1.B27:Sheet1.I27</svg:desc>
                </draw:g>
              </table:table-cell>
              <table:table-cell office:value-type="float" office:value="0.000373701955372674">
                <text:p>0.000373701955372674</text:p>
              </table:table-cell>
              <table:table-cell office:value-type="float" office:value="0.326934089007004">
                <text:p>0.326934089007004</text:p>
              </table:table-cell>
              <table:table-cell office:value-type="float" office:value="0.101355621304203">
                <text:p>0.101355621304203</text:p>
              </table:table-cell>
              <table:table-cell office:value-type="float" office:value="0.00746301080822409">
                <text:p>0.00746301080822409</text:p>
              </table:table-cell>
              <table:table-cell office:value-type="float" office:value="0.0404209289922035">
                <text:p>0.0404209289922035</text:p>
              </table:table-cell>
              <table:table-cell office:value-type="float" office:value="0.349396427662395">
                <text:p>0.349396427662395</text:p>
              </table:table-cell>
              <table:table-cell office:value-type="float" office:value="0.011653726937942">
                <text:p>0.011653726937942</text:p>
              </table:table-cell>
            </table:table-row>
            <table:table-row>
              <table:table-cell office:value-type="string">
                <text:p>6</text:p>
                <draw:g>
                  <svg:desc>Sheet1.A28:Sheet1.A28</svg:desc>
                </draw:g>
              </table:table-cell>
              <table:table-cell office:value-type="float" office:value="0.0512946130331802">
                <text:p>0.0512946130331802</text:p>
                <draw:g>
                  <svg:desc>Sheet1.B28:Sheet1.I28</svg:desc>
                </draw:g>
              </table:table-cell>
              <table:table-cell office:value-type="float" office:value="0.00139059662580543">
                <text:p>0.00139059662580543</text:p>
              </table:table-cell>
              <table:table-cell office:value-type="float" office:value="0.472650062075525">
                <text:p>0.472650062075525</text:p>
              </table:table-cell>
              <table:table-cell office:value-type="float" office:value="0.147709785833583">
                <text:p>0.147709785833583</text:p>
              </table:table-cell>
              <table:table-cell office:value-type="float" office:value="0.0115872337873579">
                <text:p>0.0115872337873579</text:p>
              </table:table-cell>
              <table:table-cell office:value-type="float" office:value="0.042910906159922">
                <text:p>0.042910906159922</text:p>
              </table:table-cell>
              <table:table-cell office:value-type="float" office:value="0.421003617694495">
                <text:p>0.421003617694495</text:p>
              </table:table-cell>
              <table:table-cell office:value-type="float" office:value="0.0117188620933892">
                <text:p>0.0117188620933892</text:p>
              </table:table-cell>
            </table:table-row>
            <table:table-row>
              <table:table-cell office:value-type="string">
                <text:p>7</text:p>
                <draw:g>
                  <svg:desc>Sheet1.A29:Sheet1.A29</svg:desc>
                </draw:g>
              </table:table-cell>
              <table:table-cell office:value-type="float" office:value="0.0576310302245076">
                <text:p>0.0576310302245076</text:p>
                <draw:g>
                  <svg:desc>Sheet1.B29:Sheet1.I29</svg:desc>
                </draw:g>
              </table:table-cell>
              <table:table-cell office:value-type="float" office:value="0.00143556238954123">
                <text:p>0.00143556238954123</text:p>
              </table:table-cell>
              <table:table-cell office:value-type="float" office:value="0.540702293613154">
                <text:p>0.540702293613154</text:p>
              </table:table-cell>
              <table:table-cell office:value-type="float" office:value="0.211527807984768">
                <text:p>0.211527807984768</text:p>
              </table:table-cell>
              <table:table-cell office:value-type="float" office:value="0.0129041457023511">
                <text:p>0.0129041457023511</text:p>
              </table:table-cell>
              <table:table-cell office:value-type="float" office:value="0.0474623806698669">
                <text:p>0.0474623806698669</text:p>
              </table:table-cell>
              <table:table-cell office:value-type="float" office:value="0.466415997471595">
                <text:p>0.466415997471595</text:p>
              </table:table-cell>
              <table:table-cell office:value-type="float" office:value="0.011572194120983">
                <text:p>0.011572194120983</text:p>
              </table:table-cell>
            </table:table-row>
            <table:table-row>
              <table:table-cell office:value-type="string">
                <text:p>8</text:p>
                <draw:g>
                  <svg:desc>Sheet1.A30:Sheet1.A30</svg:desc>
                </draw:g>
              </table:table-cell>
              <table:table-cell office:value-type="float" office:value="0.0629066542502581">
                <text:p>0.0629066542502581</text:p>
                <draw:g>
                  <svg:desc>Sheet1.B30:Sheet1.I30</svg:desc>
                </draw:g>
              </table:table-cell>
              <table:table-cell office:value-type="float" office:value="0.0012736248755465">
                <text:p>0.0012736248755465</text:p>
              </table:table-cell>
              <table:table-cell office:value-type="float" office:value="0.585328151943918">
                <text:p>0.585328151943918</text:p>
              </table:table-cell>
              <table:table-cell office:value-type="float" office:value="0.235032151635896">
                <text:p>0.235032151635896</text:p>
              </table:table-cell>
              <table:table-cell office:value-type="float" office:value="0.0138092166699508">
                <text:p>0.0138092166699508</text:p>
              </table:table-cell>
              <table:table-cell office:value-type="float" office:value="0.0557383336629334">
                <text:p>0.0557383336629334</text:p>
              </table:table-cell>
              <table:table-cell office:value-type="float" office:value="0.548690500747303">
                <text:p>0.548690500747303</text:p>
              </table:table-cell>
              <table:table-cell office:value-type="float" office:value="0.0130566379783506">
                <text:p>0.01305663797835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